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Heading_20_2">
      <style:text-properties officeooo:rsid="0015b4a6" officeooo:paragraph-rsid="0015b4a6"/>
    </style:style>
    <style:style style:name="P3" style:family="paragraph" style:parent-style-name="Subtitle">
      <style:text-properties style:font-name="Liberation Sans" fo:font-size="18pt" officeooo:rsid="0015b126" officeooo:paragraph-rsid="0015b126" style:font-name-asian="Microsoft YaHei" style:font-size-asian="18pt" style:font-name-complex="Arial" style:font-size-complex="18pt"/>
    </style:style>
    <style:style style:name="P4" style:family="paragraph" style:parent-style-name="Text_20_body">
      <style:paragraph-properties fo:text-align="start" style:justify-single-word="false"/>
      <style:text-properties officeooo:rsid="0015b4a6" officeooo:paragraph-rsid="0015b4a6"/>
    </style:style>
    <style:style style:name="P5" style:family="paragraph" style:parent-style-name="Text_20_body">
      <style:paragraph-properties fo:text-align="justify" style:justify-single-word="false"/>
      <style:text-properties officeooo:paragraph-rsid="0015b4a6"/>
    </style:style>
    <style:style style:name="P6" style:family="paragraph" style:parent-style-name="Title">
      <style:text-properties fo:font-size="40pt" officeooo:rsid="0015b126" officeooo:paragraph-rsid="0015b126" style:font-size-asian="40pt" style:font-size-complex="40pt"/>
    </style:style>
    <style:style style:name="P7" style:family="paragraph" style:parent-style-name="Title">
      <style:paragraph-properties fo:text-align="start" style:justify-single-word="false" fo:break-before="page"/>
      <style:text-properties officeooo:rsid="0015b4a6" officeooo:paragraph-rsid="0015b4a6"/>
    </style:style>
    <style:style style:name="T1" style:family="text">
      <style:text-properties officeooo:rsid="0017eaff"/>
    </style:style>
    <style:style style:name="T2" style:family="text">
      <style:text-properties fo:font-size="11pt" officeooo:rsid="0015b4a6" style:font-size-asian="9.60000038146973pt" style:font-size-complex="11pt"/>
    </style:style>
    <style:style style:name="T3" style:family="text">
      <style:text-properties fo:font-size="11pt" officeooo:rsid="0017465e" style:font-size-asian="9.60000038146973pt" style:font-size-complex="11pt"/>
    </style:style>
    <style:style style:name="T4" style:family="text">
      <style:text-properties fo:font-size="11pt" officeooo:rsid="0017eaff" style:font-size-asian="9.60000038146973pt" style:font-size-complex="11pt"/>
    </style:style>
    <style:style style:name="T5" style:family="text">
      <style:text-properties fo:font-size="11pt" fo:font-weight="bold" officeooo:rsid="0017465e" style:font-size-asian="9.60000038146973pt" style:font-weight-asian="bold" style:font-size-complex="11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">LunarLander</text:p>
      <text:p text:style-name="P3">Felix von Harrach, 2022</text:p>
      <text:h text:style-name="P1" text:outline-level="1">Inhaltsverzeichnis</text:h>
      <text:h text:style-name="P2" text:outline-level="2">Themenstellung</text:h>
      <text:p text:style-name="P7">1 | Themenstellung</text:p>
      <text:p text:style-name="P4"/>
      <text:p text:style-name="P5"><text:span text:style-name="T2"><text:tab/></text:span><text:span text:style-name="T3">Ziel ist eine Nachstellung des Arcade-Spiels </text:span><text:span text:style-name="T5">“Lunar Lander”</text:span><text:span text:style-name="T3"> (1979) mit e</text:span><text:span text:style-name="T4">inigen Modifikationen und Verbesserungen.</text:span></text:p>
      <text:p text:style-name="P5"><text:span text:style-name="T4"><text:tab/>Darunter zB. die dynamische Verringerung des Gewichts des Landers, je mehr Treibstoff verbraucht wird und ein Settings-Menü, in dem Parameter wie maximaler Treibstoffverbrauch und anfängliche Treibstoffmenge vom Spieler eingestellt werden können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6-05T14:20:37.919000000</meta:creation-date>
    <dc:date>2022-06-05T16:04:08.566000000</dc:date>
    <meta:editing-duration>PT1H2M59S</meta:editing-duration>
    <meta:editing-cycles>2</meta:editing-cycles>
    <meta:generator>LibreOffice/6.3.0.4$Windows_X86_64 LibreOffice_project/057fc023c990d676a43019934386b85b21a9ee99</meta:generator>
    <meta:document-statistic meta:table-count="0" meta:image-count="0" meta:object-count="0" meta:page-count="3" meta:paragraph-count="7" meta:word-count="56" meta:character-count="445" meta:non-whitespace-character-count="395"/>
  </office:meta>
</office:document-meta>
</file>